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Furlani_2013_03">
            <text:p>Furlani_2013_03</text:p>
          </table:table-cell>
          <table:table-cell office:value-type="float" office:value="35.83">
            <text:p>35.83</text:p>
          </table:table-cell>
          <table:table-cell office:value-type="float" office:value="14.54">
            <text:p>14.5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4">
            <text:p>-0.5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682">
            <text:p>POZ-42682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3655.0">
            <text:p>365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float" office:value="-4.5">
            <text:p>-4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44">
            <text:p>POZ-42444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055.0">
            <text:p>605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2">
            <text:p>-8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43">
            <text:p>POZ-42443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3810.0">
            <text:p>3810.0</text:p>
          </table:table-cell>
          <table:table-cell office:value-type="float" office:value="30.0">
            <text:p>30.0</text:p>
          </table:table-cell>
          <table:table-cell office:value-type="string" office:value="Grain">
            <text:p>Grai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float" office:value="-6.5">
            <text:p>-6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41">
            <text:p>POZ-42441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5410.0">
            <text:p>541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0">
            <text:p>-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42439">
            <text:p>POZ-42439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650.0">
            <text:p>66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">
            <text:p>-1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17906">
            <text:p>POZ-17906</text:p>
          </table:table-cell>
          <table:table-cell office:value-type="float" office:value="36.8">
            <text:p>36.8</text:p>
          </table:table-cell>
          <table:table-cell office:value-type="float" office:value="15.09">
            <text:p>15.09</text:p>
          </table:table-cell>
          <table:table-cell office:value-type="float" office:value="4890.0">
            <text:p>4890.0</text:p>
          </table:table-cell>
          <table:table-cell office:value-type="float" office:value="40.0">
            <text:p>4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9">
            <text:p>-5.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POZ-17907">
            <text:p>POZ-17907</text:p>
          </table:table-cell>
          <table:table-cell office:value-type="float" office:value="36.8">
            <text:p>36.8</text:p>
          </table:table-cell>
          <table:table-cell office:value-type="float" office:value="15.09">
            <text:p>15.09</text:p>
          </table:table-cell>
          <table:table-cell office:value-type="float" office:value="4610.0">
            <text:p>4610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pampinatoEtal2011,VacchiEtal2016">
            <text:p>SpampinatoEtal2011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LoPresti_2014_01">
            <text:p>LoPresti_2014_01</text:p>
          </table:table-cell>
          <table:table-cell office:value-type="float" office:value="36.9">
            <text:p>36.9</text:p>
          </table:table-cell>
          <table:table-cell office:value-type="float" office:value="15.14">
            <text:p>15.14</text:p>
          </table:table-cell>
          <table:table-cell office:value-type="float" office:value="667.0">
            <text:p>667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37">
            <text:p>-0.3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oPrestiEtal2014,VacchiEtal2016">
            <text:p>LoPrestiEtal2014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9">
            <text:p>SACA-11669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500.0">
            <text:p>650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">
            <text:p>-9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5">
            <text:p>SACA-11665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5445.0">
            <text:p>5445.0</text:p>
          </table:table-cell>
          <table:table-cell office:value-type="float" office:value="30.0">
            <text:p>30.0</text:p>
          </table:table-cell>
          <table:table-cell office:value-type="string" office:value="Shell (L. lacteus)">
            <text:p>Shell (L. lacteu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3">
            <text:p>SACA-11663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4565.0">
            <text:p>4565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d">
            <text:p>d</text:p>
          </table:table-cell>
          <table:table-cell office:value-type="float" office:value="-6.5">
            <text:p>-6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58">
            <text:p>SACA-11658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1650.0">
            <text:p>165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903A">
            <text:p>LTL4903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3207.0">
            <text:p>3207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8399999999999999">
            <text:p>-1.839999999999999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Furlani_2013_02">
            <text:p>Furlani_2013_02</text:p>
          </table:table-cell>
          <table:table-cell office:value-type="float" office:value="35.83">
            <text:p>35.83</text:p>
          </table:table-cell>
          <table:table-cell office:value-type="float" office:value="14.53">
            <text:p>14.53</text:p>
          </table:table-cell>
          <table:table-cell office:value-type="float" office:value="3200.0">
            <text:p>3200.0</text:p>
          </table:table-cell>
          <table:table-cell office:value-type="float" office:value="300.0">
            <text:p>3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archeological">
            <text:p>archeological</text:p>
          </table:table-cell>
          <table:table-cell office:value-type="string" office:value="Furlani_2013_01">
            <text:p>Furlani_2013_01</text:p>
          </table:table-cell>
          <table:table-cell office:value-type="float" office:value="35.9">
            <text:p>35.9</text:p>
          </table:table-cell>
          <table:table-cell office:value-type="float" office:value="14.5">
            <text:p>14.5</text:p>
          </table:table-cell>
          <table:table-cell office:value-type="float" office:value="2000.0">
            <text:p>20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4">
            <text:p>-0.8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889A">
            <text:p>LTL4889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582.0">
            <text:p>582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4">
            <text:p>0.7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888A">
            <text:p>LTL4888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4746.0">
            <text:p>4746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1500000000000004">
            <text:p>-3.150000000000000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887A">
            <text:p>LTL4887A</text:p>
          </table:table-cell>
          <table:table-cell office:value-type="float" office:value="36.7">
            <text:p>36.7</text:p>
          </table:table-cell>
          <table:table-cell office:value-type="float" office:value="15.1">
            <text:p>15.1</text:p>
          </table:table-cell>
          <table:table-cell office:value-type="float" office:value="2096.0">
            <text:p>2096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1999999999999993">
            <text:p>-0.41999999999999993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SACA-11668">
            <text:p>SACA-11668</text:p>
          </table:table-cell>
          <table:table-cell office:value-type="float" office:value="35.93">
            <text:p>35.93</text:p>
          </table:table-cell>
          <table:table-cell office:value-type="float" office:value="14.41">
            <text:p>14.41</text:p>
          </table:table-cell>
          <table:table-cell office:value-type="float" office:value="6115.0">
            <text:p>61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">
            <text:p>-9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rinerEtal2012,VacchiEtal2016">
            <text:p>Marriner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285A">
            <text:p>LTL4285A</text:p>
          </table:table-cell>
          <table:table-cell office:value-type="float" office:value="36.7">
            <text:p>36.7</text:p>
          </table:table-cell>
          <table:table-cell office:value-type="float" office:value="15.11">
            <text:p>15.11</text:p>
          </table:table-cell>
          <table:table-cell office:value-type="float" office:value="4081.0">
            <text:p>4081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12">
            <text:p>-2.1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284A">
            <text:p>LTL4284A</text:p>
          </table:table-cell>
          <table:table-cell office:value-type="float" office:value="36.7">
            <text:p>36.7</text:p>
          </table:table-cell>
          <table:table-cell office:value-type="float" office:value="15.11">
            <text:p>15.11</text:p>
          </table:table-cell>
          <table:table-cell office:value-type="float" office:value="1927.0">
            <text:p>1927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30000000000000027">
            <text:p>0.03000000000000002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  <table:table-row>
          <table:table-cell office:value-type="string" office:value="Malta_-_South_Sicily">
            <text:p>Malta_-_South_Sicily</text:p>
          </table:table-cell>
          <table:table-cell office:value-type="string" office:value="radiocarbon">
            <text:p>radiocarbon</text:p>
          </table:table-cell>
          <table:table-cell office:value-type="string" office:value="LTL4282A">
            <text:p>LTL4282A</text:p>
          </table:table-cell>
          <table:table-cell office:value-type="float" office:value="36.7">
            <text:p>36.7</text:p>
          </table:table-cell>
          <table:table-cell office:value-type="float" office:value="15.11">
            <text:p>15.11</text:p>
          </table:table-cell>
          <table:table-cell office:value-type="float" office:value="1989.0">
            <text:p>1989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1000000000000005">
            <text:p>0.3100000000000000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erardiEtal2012,VacchiEtal2016">
            <text:p>GerardiEtal2012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